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8.611cm"/>
    </style:style>
    <style:style style:name="co66" style:family="table-column">
      <style:table-column-properties fo:break-before="auto" style:column-width="6.955cm"/>
    </style:style>
    <style:style style:name="co67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3.3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3" table:default-cell-style-name="Default"/>
        <table:table-row table:style-name="ro1"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952"/>
        </table:table-row>
        <table:table-row table:style-name="ro2"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1"/>
        </table:table-row>
        <table:table-row table:style-name="ro1">
          <table:table-cell table:number-columns-repeated="25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1"/>
        </table:table-row>
        <table:table-row table:style-name="ro1">
          <table:table-cell table:number-columns-repeated="24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1"/>
        </table:table-row>
        <table:table-row table:style-name="ro1">
          <table:table-cell table:number-columns-repeated="24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1"/>
        </table:table-row>
        <table:table-row table:style-name="ro1">
          <table:table-cell table:number-columns-repeated="31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2"/>
        </table:table-row>
        <table:table-row table:style-name="ro1">
          <table:table-cell table:number-columns-repeated="30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2"/>
        </table:table-row>
        <table:table-row table:style-name="ro1">
          <table:table-cell table:number-columns-repeated="31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2"/>
        </table:table-row>
        <table:table-row table:style-name="ro1">
          <table:table-cell table:number-columns-repeated="30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2"/>
        </table:table-row>
        <table:table-row table:style-name="ro1">
          <table:table-cell table:number-columns-repeated="39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number-columns-repeated="3" table:default-cell-style-name="Default"/>
        <table:table-column table:style-name="co68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Águ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re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pose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table:number-columns-repeated="4"/>
          <table:table-cell office:value-type="string" calcext:value-type="string">
            <text:p>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Ílhav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em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a Abrunhosa</text:p>
          </table:table-cell>
          <table:table-cell table:number-columns-repeated="3"/>
          <table:table-cell office:value-type="string" calcext:value-type="string">
            <text:p>Lisbo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inistra da Presidência</text:p>
          </table:table-cell>
          <table:table-cell office:value-type="string" calcext:value-type="string">
            <text:p>Ana Catarina Mendes</text:p>
          </table:table-cell>
          <table:table-cell table:number-columns-repeated="3"/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a Mendes Godinho</text:p>
          </table:table-cell>
          <table:table-cell table:number-columns-repeated="3"/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a da Defesa Nacional</text:p>
          </table:table-cell>
          <table:table-cell office:value-type="string" calcext:value-type="string">
            <text:p>António Costa</text:p>
          </table:table-cell>
          <table:table-cell table:number-columns-repeated="3"/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Administração Interna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a da Justiça</text:p>
          </table:table-cell>
          <table:table-cell office:value-type="string" calcext:value-type="string">
            <text:p>António Costa Silva</text:p>
          </table:table-cell>
          <table:table-cell table:number-columns-repeated="3"/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s Finanças</text:p>
          </table:table-cell>
          <table:table-cell office:value-type="string" calcext:value-type="string">
            <text:p>Catarina Sarmento e Castro</text:p>
          </table:table-cell>
          <table:table-cell table:number-columns-repeated="3"/>
          <table:table-cell office:value-type="string" calcext:value-type="string">
            <text:p>Marinha 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Duarte Cordeiro</text:p>
          </table:table-cell>
          <table:table-cell table:number-columns-repeated="3"/>
          <table:table-cell office:value-type="string" calcext:value-type="string">
            <text:p>Matosinh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istro da Economia e do Mar</text:p>
          </table:table-cell>
          <table:table-cell office:value-type="string" calcext:value-type="string">
            <text:p>Elvira Fortunato</text:p>
          </table:table-cell>
          <table:table-cell table:number-columns-repeated="3"/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Cultura</text:p>
          </table:table-cell>
          <table:table-cell office:value-type="string" calcext:value-type="string">
            <text:p>Fernando Medina</text:p>
          </table:table-cell>
          <table:table-cell table:number-columns-repeated="3"/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Helena Carreiras</text:p>
          </table:table-cell>
          <table:table-cell table:number-columns-repeated="3"/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number-columns-repeated="3"/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João Galamba</text:p>
          </table:table-cell>
          <table:table-cell table:number-columns-repeated="3"/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Saúde</text:p>
          </table:table-cell>
          <table:table-cell office:value-type="string" calcext:value-type="string">
            <text:p>João Gomes Cravinho</text:p>
          </table:table-cell>
          <table:table-cell table:number-columns-repeated="3"/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sé Luís Carneiro</text:p>
          </table:table-cell>
          <table:table-cell table:number-columns-repeated="3"/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Manuel Pizarro</text:p>
          </table:table-cell>
          <table:table-cell table:number-columns-repeated="3"/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Maria do Céu Antunes</text:p>
          </table:table-cell>
          <table:table-cell table:number-columns-repeated="3"/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stro das Infraestruturas</text:p>
          </table:table-cell>
          <table:table-cell office:value-type="string" calcext:value-type="string">
            <text:p>Mariana Vieira da Silva</text:p>
          </table:table-cell>
          <table:table-cell table:number-columns-repeated="3"/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rina Gonçalves</text:p>
          </table:table-cell>
          <table:table-cell table:number-columns-repeated="3"/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a da Habitação</text:p>
          </table:table-cell>
          <table:table-cell office:value-type="string" calcext:value-type="string">
            <text:p>Marta Temido</text:p>
          </table:table-cell>
          <table:table-cell table:number-columns-repeated="3"/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Pedro Adão e Silva</text:p>
          </table:table-cell>
          <table:table-cell table:number-columns-repeated="3"/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Pedro Nuno Santos</text:p>
          </table:table-cell>
          <table:table-cell table:number-columns-repeated="3"/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a Delg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e de 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 de Mó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e Santa I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o Varz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o Tir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Madei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la do Co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nh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1" table:target-range-address="Sheet2.F5:Sheet2.G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06-18T19:07:44.897136998</dc:date>
    <meta:generator>LibreOffice/7.3.7.2$Linux_X86_64 LibreOffice_project/30$Build-2</meta:generator>
    <meta:editing-duration>PT1H46M49S</meta:editing-duration>
    <meta:editing-cycles>30</meta:editing-cycles>
    <meta:document-statistic meta:table-count="2" meta:cell-count="1975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